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36e" officeooo:paragraph-rsid="000ad36e"/>
    </style:style>
    <style:style style:name="T1" style:family="text">
      <style:text-properties officeooo:rsid="000b4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branch-<text:span text:style-name="T1">study material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2T12:31:20.865604525</meta:creation-date>
    <dc:date>2020-07-02T12:46:15.126564185</dc:date>
    <meta:editing-duration>PT1M7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" meta:word-count="2" meta:character-count="27" meta:non-whitespace-character-count="26"/>
  </office:meta>
</office:document-meta>
</file>